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CC0000013393D6F8D0.jpg" manifest:media-type="image/jpeg"/>
  <manifest:file-entry manifest:full-path="Pictures/1000000100000445000002C87D99A50E.png" manifest:media-type="image/png"/>
  <manifest:file-entry manifest:full-path="Pictures/100000000000004D0000004AD76C3756.jpg" manifest:media-type="image/jpeg"/>
  <manifest:file-entry manifest:full-path="Pictures/100000000000005000000056281D63F0.jpg" manifest:media-type="image/jpeg"/>
  <manifest:file-entry manifest:full-path="Pictures/100000010000005F000000529445D826.png" manifest:media-type="image/png"/>
  <manifest:file-entry manifest:full-path="Pictures/10000000000002B30000018541968E0A.png" manifest:media-type="image/png"/>
  <manifest:file-entry manifest:full-path="Pictures/10000001000003E8000003E8065FA6B0.png" manifest:media-type="image/png"/>
  <manifest:file-entry manifest:full-path="Pictures/1000000000000187000000EADD28EC72.png" manifest:media-type="image/png"/>
  <manifest:file-entry manifest:full-path="Pictures/100000000000013F00000133D07EB610.jpg" manifest:media-type="image/jpeg"/>
  <manifest:file-entry manifest:full-path="Pictures/10000000000001ED000001FA212179F8.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Object_20_with_20_no_20_fill_20_and_20_no_20_line">
      <style:graphic-properties draw:stroke="solid" svg:stroke-width="0.2cm" svg:stroke-color="#000000"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color="#3faf46" draw:fill="solid" draw:fill-color="#3faf46" draw:textarea-horizontal-align="justify" draw:textarea-vertical-align="middle" draw:auto-grow-height="false" fo:min-height="0.126cm" fo:min-width="0cm" loext:decorative="false"/>
    </style:style>
    <style:style style:name="gr4" style:family="graphic" style:parent-style-name="objectwithoutfill">
      <style:graphic-properties svg:stroke-width="0.2cm" draw:marker-start-width="0.5cm" draw:marker-end-width="0.5cm" draw:fill="none" draw:textarea-vertical-align="middle" fo:padding-top="0.225cm" fo:padding-bottom="0.225cm" fo:padding-left="0.35cm" fo:padding-right="0.35cm" loext:decorative="false"/>
    </style:style>
    <style:style style:name="gr5" style:family="graphic" style:parent-style-name="objectwithoutfill">
      <style:graphic-properties svg:stroke-width="0.2cm" draw:marker-start-width="0.5cm" draw:marker-end="Concave" draw:marker-end-width="0.5cm" draw:fill="none" draw:textarea-vertical-align="middle" fo:padding-top="0.225cm" fo:padding-bottom="0.225cm" fo:padding-left="0.35cm" fo:padding-right="0.35cm" loext:decorative="false"/>
    </style:style>
    <style:style style:name="gr6" style:family="graphic" style:parent-style-name="standard">
      <style:graphic-properties svg:stroke-width="0.2cm" draw:marker-start-width="0.5cm" draw:marker-end="Concave" draw:marker-end-width="0.5cm" draw:textarea-vertical-align="middle" fo:padding-top="0.225cm" fo:padding-bottom="0.225cm" fo:padding-left="0.35cm" fo:padding-right="0.35cm" loext:decorative="false"/>
    </style:style>
    <style:style style:name="gr7" style:family="graphic" style:parent-style-name="standard">
      <style:graphic-properties svg:stroke-width="0.2cm" draw:marker-start-width="0.5cm" draw:marker-end-width="0.5cm" draw:textarea-vertical-align="middle" fo:padding-top="0.225cm" fo:padding-bottom="0.225cm" fo:padding-left="0.35cm" fo:padding-right="0.35cm" loext:decorative="false"/>
    </style:style>
    <style:style style:name="gr8" style:family="graphic" style:parent-style-name="standard">
      <style:graphic-properties svg:stroke-width="0.2cm" draw:marker-start-width="0.5cm" draw:marker-end="" draw:marker-end-width="0.5cm" draw:textarea-vertical-align="middle" fo:padding-top="0.225cm" fo:padding-bottom="0.225cm" fo:padding-left="0.35cm" fo:padding-right="0.35cm" loext:decorative="false"/>
    </style:style>
    <style:style style:name="gr9" style:family="graphic" style:parent-style-name="standard">
      <style:graphic-properties svg:stroke-width="0.3cm" svg:stroke-color="#b47804" draw:marker-start-width="0.65cm" draw:marker-end-width="0.65cm" draw:textarea-vertical-align="middle" fo:padding-top="0.275cm" fo:padding-bottom="0.275cm" fo:padding-left="0.4cm" fo:padding-right="0.4cm" loext:decorative="false"/>
    </style:style>
    <style:style style:name="gr10" style:family="graphic" style:parent-style-name="standard">
      <style:graphic-properties draw:textarea-vertical-align="middle" loext:decorative="false"/>
    </style:style>
    <style:style style:name="gr11" style:family="graphic" style:parent-style-name="standard">
      <style:graphic-properties svg:stroke-width="0.1cm" svg:stroke-color="#000000" draw:marker-start-width="0.35cm" draw:marker-end-width="0.35cm" draw:fill="solid" draw:fill-color="#ffffff" draw:opacity="50%" draw:textarea-horizontal-align="justify" draw:textarea-vertical-align="middle" draw:auto-grow-height="false" fo:min-height="0.65cm" fo:min-width="5.15cm" fo:padding-top="0.175cm" fo:padding-bottom="0.175cm" fo:padding-left="0.3cm" fo:padding-right="0.3cm" draw:shadow-opacity="50%" style:writing-mode="lr-tb" loext:decorative="fals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 style:family="graphic" style:parent-style-name="objectwithoutfill">
      <style:graphic-properties svg:stroke-width="0.1cm" svg:stroke-color="#000000" draw:marker-start-width="0.35cm" draw:marker-end="Extrémités_20_de_20_flèche_20_5" draw:marker-end-width="0.35cm" draw:fill="none" draw:textarea-vertical-align="middle" fo:padding-top="0.175cm" fo:padding-bottom="0.175cm" fo:padding-left="0.3cm" fo:padding-right="0.3cm" loext:decorative="false"/>
    </style:style>
    <style:style style:name="gr14" style:family="graphic" style:parent-style-name="objectwithoutfill">
      <style:graphic-properties svg:stroke-width="0.1cm" svg:stroke-color="#000000" draw:marker-start-width="0.5cm" draw:marker-end="Extrémités_20_de_20_flèche_20_3" draw:marker-end-width="0.35cm" draw:fill="none" draw:textarea-vertical-align="middle" fo:padding-top="0.175cm" fo:padding-bottom="0.175cm" fo:padding-left="0.3cm" fo:padding-right="0.3cm" loext:decorative="false"/>
    </style:style>
    <style:style style:name="gr15" style:family="graphic" style:parent-style-name="Object_20_with_20_no_20_fill_20_and_20_no_20_line">
      <style:graphic-properties draw:stroke="none" svg:stroke-color="#eeeeee" draw:fill="solid" draw:fill-color="#ffffa6"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Object_20_with_20_no_20_fill_20_and_20_no_20_line">
      <style:graphic-properties draw:stroke="none" svg:stroke-color="#eeeeee" draw:fill="none" draw:fill-color="#eeeeee"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Object_20_with_20_no_20_fill_20_and_20_no_20_line">
      <style:graphic-properties draw:stroke="solid" svg:stroke-width="0.05cm" svg:stroke-color="#000000" draw:marker-start-width="0.28cm" draw:marker-end-width="0.28cm" draw:fill="none" draw:textarea-horizontal-align="center" draw:textarea-vertical-align="middle" draw:color-mode="standard" draw:luminance="0%" draw:contrast="0%" draw:gamma="100%" draw:red="0%" draw:green="0%" draw:blue="0%" fo:clip="rect(4.036cm, 3.726cm, 3.761cm, 3.514cm)" draw:image-opacity="100%" style:mirror="none" loext:decorative="false"/>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9" style:family="graphic" style:parent-style-name="standard">
      <style:graphic-properties draw:stroke="none" draw:fill="none" fo:min-height="0.396cm" loext:decorative="false"/>
      <style:paragraph-properties style:writing-mode="lr-tb"/>
    </style:style>
    <style:style style:name="gr20" style:family="graphic" style:parent-style-name="Object_20_with_20_no_20_fill_20_and_20_no_20_line">
      <style:graphic-properties draw:stroke="solid" svg:stroke-width="0.05cm" svg:stroke-color="#000000" draw:marker-start-width="0.28cm" draw:marker-end-width="0.28cm" draw:textarea-horizontal-align="center" draw:textarea-vertical-align="middle" draw:color-mode="standard" draw:luminance="0%" draw:contrast="0%" draw:gamma="100%" draw:red="0%" draw:green="0%" draw:blue="0%" fo:clip="rect(0cm, 0cm, 0cm, 0cm)" draw:image-opacity="100%" style:mirror="none" loext:decorative="false">
        <loext:stroke-complex-color loext:theme-type="dark1" loext:color-type="theme"/>
      </style:graphic-properties>
    </style:style>
    <style:style style:name="gr21" style:family="graphic" style:parent-style-name="standard">
      <style:graphic-properties draw:stroke="none" svg:stroke-color="#000000" draw:fill="none" draw:fill-color="#ffffff" draw:auto-grow-height="true" draw:auto-grow-width="false" fo:min-height="0.25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23" style:family="graphic" style:parent-style-name="objectwithoutfill">
      <style:graphic-properties svg:stroke-width="0.1cm" svg:stroke-color="#000000" draw:marker-start-width="0.35cm" draw:marker-end="Extrémités_20_de_20_flèche_20_6" draw:marker-end-width="0.35cm" draw:fill="none" draw:textarea-vertical-align="middle" fo:padding-top="0.175cm" fo:padding-bottom="0.175cm" fo:padding-left="0.3cm" fo:padding-right="0.3cm" loext:decorative="false"/>
    </style:style>
    <style:style style:name="gr24" style:family="graphic" style:parent-style-name="Object_20_with_20_no_20_fill_20_and_20_no_20_line">
      <style:graphic-properties svg:stroke-color="#ffffa6" draw:fill="solid" draw:fill-color="#33e5fb"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svg:stroke-color="#78ccfd" draw:fill="solid" draw:fill-color="#78ccfd" draw:textarea-horizontal-align="justify" draw:textarea-vertical-align="middle" draw:auto-grow-height="false" fo:min-height="0cm" fo:min-width="0cm" loext:decorative="false">
        <loext:stroke-complex-color loext:theme-type="dark1" loext:color-type="theme"/>
        <loext:fill-complex-color loext:theme-type="accent2" loext:color-type="theme">
          <loext:transformation loext:type="lummod" loext:value="4000"/>
          <loext:transformation loext:type="lumoff" loext:value="6000"/>
        </loext:fill-complex-color>
      </style:graphic-properties>
    </style:style>
    <style:style style:name="gr2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36cm, 0.538cm, 0.707cm)" draw:image-opacity="100%" style:mirror="none" loext:decorative="false"/>
    </style:style>
    <style:style style:name="gr27" style:family="graphic" style:parent-style-name="standard">
      <style:graphic-properties svg:stroke-width="0cm" svg:stroke-color="#000000" draw:marker-start-width="0.2cm" draw:marker-end-width="0.2cm" draw:fill="solid" draw:fill-color="#ffffff" draw:opacity="50%" draw:textarea-horizontal-align="justify" draw:textarea-vertical-align="middle" draw:auto-grow-height="false" fo:min-height="0.5cm" fo:min-width="4.5cm" fo:padding-top="0.125cm" fo:padding-bottom="0.125cm" fo:padding-left="0.25cm" fo:padding-right="0.25cm" draw:shadow-opacity="50%" style:writing-mode="lr-tb" loext:decorative="false"/>
      <style:paragraph-properties style:writing-mode="lr-tb"/>
    </style:style>
    <style:style style:name="gr28" style:family="graphic" style:parent-style-name="standard">
      <style:graphic-properties svg:stroke-width="0.1cm" svg:stroke-color="#000000" draw:marker-start-width="0.35cm" draw:marker-end-width="0.35cm" draw:fill="solid" draw:fill-color="#ffffff" draw:opacity="50%" draw:textarea-horizontal-align="justify" draw:textarea-vertical-align="middle" draw:auto-grow-height="false" fo:min-height="0.9cm" fo:min-width="2.179cm" fo:padding-top="0.175cm" fo:padding-bottom="0.175cm" fo:padding-left="0.3cm" fo:padding-right="0.3cm" draw:shadow-opacity="50%" style:writing-mode="lr-tb" loext:decorative="false"/>
      <style:paragraph-properties style:writing-mode="lr-tb"/>
    </style:style>
    <style:style style:name="gr29" style:family="graphic" style:parent-style-name="standard">
      <style:graphic-properties svg:stroke-width="0.1cm" svg:stroke-color="#000000" draw:marker-start-width="0.35cm" draw:marker-end-width="0.35cm" draw:fill="solid" draw:fill-color="#ffffff" draw:opacity="50%" draw:textarea-horizontal-align="justify" draw:textarea-vertical-align="middle" draw:auto-grow-height="false" fo:min-height="0.65cm" fo:min-width="3.482cm" fo:padding-top="0.175cm" fo:padding-bottom="0.175cm" fo:padding-left="0.3cm" fo:padding-right="0.3cm" draw:shadow-opacity="50%" style:writing-mode="lr-tb" loext:decorative="false"/>
      <style:paragraph-properties style:writing-mode="lr-tb"/>
    </style:style>
    <style:style style:name="gr30" style:family="graphic" style:parent-style-name="Object_20_with_20_no_20_fill_20_and_20_no_20_line">
      <style:graphic-properties draw:stroke="solid" svg:stroke-width="0.05cm" svg:stroke-color="#000000" draw:marker-start-width="0.28cm" draw:marker-end-width="0.28cm" draw:fill="solid" draw:fill-color="#729fcf" draw:textarea-horizontal-align="center" draw:textarea-vertical-align="middle" draw:color-mode="standard" draw:luminance="0%" draw:contrast="0%" draw:gamma="100%" draw:red="0%" draw:green="0%" draw:blue="0%" fo:clip="rect(0cm, 0cm, 0cm, 0cm)" draw:image-opacity="100%" style:mirror="none" loext:decorative="false">
        <loext:stroke-complex-color loext:theme-type="dark1" loext:color-type="theme"/>
      </style:graphic-properties>
    </style:style>
    <style:style style:name="P1" style:family="paragraph">
      <loext:graphic-properties draw:fill="none"/>
      <style:paragraph-properties fo:text-align="center"/>
    </style:style>
    <style:style style:name="P2" style:family="paragraph">
      <loext:graphic-properties draw:fill="solid" draw:fill-color="#3faf46"/>
      <style:paragraph-properties fo:text-align="center"/>
    </style:style>
    <style:style style:name="P3" style:family="paragraph">
      <style:paragraph-properties fo:text-align="center"/>
    </style:style>
    <style:style style:name="P4" style:family="paragraph">
      <style:paragraph-properties fo:text-align="center"/>
      <style:text-properties fo:font-weight="bold"/>
    </style:style>
    <style:style style:name="P5" style:family="paragraph">
      <loext:graphic-properties draw:fill="solid" draw:fill-color="#ffffff" draw:opacity="50%"/>
      <style:paragraph-properties fo:text-align="center" style:writing-mode="lr-tb"/>
      <style:text-properties fo:font-weight="bold"/>
    </style:style>
    <style:style style:name="P6" style:family="paragraph">
      <loext:graphic-properties draw:fill="solid" draw:fill-color="#ffffa6"/>
      <style:paragraph-properties fo:text-align="center"/>
    </style:style>
    <style:style style:name="P7" style:family="paragraph">
      <loext:graphic-properties draw:fill="none" draw:fill-color="#eeeeee"/>
      <style:paragraph-properties fo:text-align="center"/>
    </style:style>
    <style:style style:name="P8" style:family="paragraph">
      <style:paragraph-properties fo:margin-top="0.42cm" fo:margin-bottom="0.35cm"/>
      <style:text-properties fo:font-size="10pt" style:font-size-asian="10pt" style:font-size-complex="10pt"/>
    </style:style>
    <style:style style:name="P9" style:family="paragraph">
      <loext:graphic-properties draw:fill="none"/>
      <style:paragraph-properties fo:margin-top="0.42cm" fo:margin-bottom="0.35cm"/>
      <style:text-properties fo:font-size="10pt" style:font-size-asian="10pt" style:font-size-complex="10pt"/>
    </style:style>
    <style:style style:name="P10" style:family="paragraph">
      <style:paragraph-properties fo:margin-top="0.42cm" fo:margin-bottom="0.35cm" fo:text-align="start"/>
      <style:text-properties fo:font-size="10pt" style:font-size-asian="10pt" style:font-size-complex="10pt"/>
    </style:style>
    <style:style style:name="P11" style:family="paragraph">
      <loext:graphic-properties draw:fill="none"/>
      <style:paragraph-properties fo:margin-top="0.42cm" fo:margin-bottom="0.35cm" fo:text-align="start"/>
      <style:text-properties fo:font-size="10pt" style:font-size-asian="10pt" style:font-size-complex="10pt"/>
    </style:style>
    <style:style style:name="P12" style:family="paragraph">
      <style:text-properties fo:font-size="12pt" fo:font-weight="bold"/>
    </style:style>
    <style:style style:name="P13" style:family="paragraph">
      <loext:graphic-properties draw:fill="none" draw:fill-color="#ffffff"/>
      <style:text-properties fo:font-size="12pt" fo:font-weight="bold"/>
    </style:style>
    <style:style style:name="P14" style:family="paragraph">
      <style:text-properties fo:font-size="13pt" fo:font-weight="bold"/>
    </style:style>
    <style:style style:name="P15" style:family="paragraph">
      <loext:graphic-properties draw:fill="none" draw:fill-color="#ffffff"/>
      <style:text-properties fo:font-size="13pt" fo:font-weight="bold"/>
    </style:style>
    <style:style style:name="P16" style:family="paragraph">
      <loext:graphic-properties draw:fill="solid" draw:fill-color="#33e5fb"/>
      <style:paragraph-properties fo:text-align="center"/>
    </style:style>
    <style:style style:name="P17" style:family="paragraph">
      <loext:graphic-properties draw:fill="solid" draw:fill-color="#78ccfd"/>
      <style:paragraph-properties fo:text-align="center"/>
    </style:style>
    <style:style style:name="P18" style:family="paragraph">
      <style:paragraph-properties fo:text-align="center"/>
      <style:text-properties fo:font-size="12pt" fo:font-weight="bold" style:font-weight-asian="bold" style:font-weight-complex="bold"/>
    </style:style>
    <style:style style:name="P19" style:family="paragraph">
      <loext:graphic-properties draw:fill="solid" draw:fill-color="#ffffff" draw:opacity="50%"/>
      <style:paragraph-properties fo:text-align="center" style:writing-mode="lr-tb"/>
      <style:text-properties fo:font-size="12pt" fo:font-weight="bold" style:font-weight-asian="bold" style:font-weight-complex="bold"/>
    </style:style>
    <style:style style:name="P20" style:family="paragraph">
      <style:paragraph-properties fo:text-align="center"/>
      <style:text-properties fo:font-weight="bold" style:font-weight-asian="bold" style:font-weight-complex="bold"/>
    </style:style>
    <style:style style:name="P21" style:family="paragraph">
      <loext:graphic-properties draw:fill="solid" draw:fill-color="#ffffff" draw:opacity="50%"/>
      <style:paragraph-properties fo:text-align="center" style:writing-mode="lr-tb"/>
      <style:text-properties fo:font-weight="bold" style:font-weight-asian="bold" style:font-weight-complex="bold"/>
    </style:style>
    <style:style style:name="P22" style:family="paragraph">
      <loext:graphic-properties draw:fill="solid" draw:fill-color="#729fcf"/>
      <style:paragraph-properties fo:text-align="center"/>
    </style:style>
    <style:style style:name="T1" style:family="text">
      <style:text-properties fo:language="fr" fo:country="FR" fo:font-weight="bold"/>
    </style:style>
    <style:style style:name="T2" style:family="text">
      <style:text-properties fo:font-weight="bold"/>
    </style:style>
    <style:style style:name="T3" style:family="text">
      <style:text-properties fo:font-size="12pt" fo:font-weight="bold"/>
    </style:style>
    <style:style style:name="T4" style:family="text">
      <style:text-properties fo:font-size="13pt" fo:font-weight="bold"/>
    </style:style>
    <style:style style:name="T5" style:family="text">
      <style:text-properties fo:font-size="12pt" fo:font-weight="bold" style:font-weight-asian="bold" style:font-weight-complex="bold"/>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g draw:style-name="gr1">
          <draw:frame draw:style-name="gr2" draw:text-style-name="P1" draw:layer="layout" svg:width="27.7cm" svg:height="18.044cm" svg:x="0.8cm" svg:y="1.25cm">
            <draw:image xlink:href="Pictures/1000000100000445000002C87D99A50E.png" xlink:type="simple" xlink:show="embed" xlink:actuate="onLoad" draw:mime-type="image/png">
              <text:p/>
            </draw:image>
          </draw:frame>
          <draw:custom-shape draw:style-name="gr3" draw:text-style-name="P2" draw:layer="layout" svg:width="0.75cm" svg:height="0.75cm" svg:x="17cm" svg:y="14.2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ath draw:style-name="gr4" draw:text-style-name="P1" draw:layer="layout" svg:width="2.379cm" svg:height="0.324cm" draw:transform="skewX (0.112573736753634) rotate (-0.605454717516833) translate (1.54303565260781cm 6.64543889903606cm)" svg:viewBox="0 0 2380 325" svg:d="M0 308c355-81 768 124 1076-68 342-213 649 44 947-184l334-39 23-17">
            <text:p/>
          </draw:path>
          <draw:path draw:style-name="gr4" draw:text-style-name="P1" draw:layer="layout" svg:width="4.7cm" svg:height="4.882cm" svg:x="3.766cm" svg:y="8.627cm" svg:viewBox="0 0 4701 4883" svg:d="M0 58c551-264 235 454 499 622 291 184 514 527 466 903-38 295 12 526 405 809 323 233 942 159 592 685-390 587 567 237 560 747-6 442 471 504 778 529 339 26 634 134 965 63l311 155 125 312">
            <text:p/>
          </draw:path>
          <draw:path draw:style-name="gr4" draw:text-style-name="P1" draw:layer="layout" svg:width="2.377cm" svg:height="1.854cm" draw:transform="skewX (-0.00767944870877515) rotate (-2.29563156514814) translate (11.226399455975cm 13.2541631268332cm)" svg:viewBox="0 0 2378 1855" svg:d="M0 59c425 18 850-31 1274-58 393-25 516 376 878 476 456 127 107 630-53 854l-91 358-101 166">
            <text:p/>
          </draw:path>
          <draw:path draw:style-name="gr4" draw:text-style-name="P1" draw:layer="layout" svg:width="2.628cm" svg:height="0.257cm" draw:transform="rotate (-2.81765954441965) translate (13.9162032008029cm 12.2432174455502cm)" svg:viewBox="0 0 2629 258" svg:d="M0 202c347-76 625-6 1004 40 410 50 725-22 1034-145l315 40 276-137">
            <text:p/>
          </draw:path>
          <draw:path draw:style-name="gr5" draw:text-style-name="P1" draw:layer="layout" svg:width="9.125cm" svg:height="5.133cm" draw:transform="skewX (-3.97547521548521E-017) rotate (-0.247836753783195) translate (20.0858121866939cm 12.261594117303cm)" svg:viewBox="0 0 9126 5134" svg:d="M0 411c331 36 629-163 951-176 322-12 636-41 921-169 411-184 760 55 1057 246 411 265 793-73 1126 390 186 258 772 148 802 632 21 343-52 654-352 891-583 462 355 378 515 769 171 419 703 80 991 488 254 361 740 318 1134 548 335 196 739 281 983 586l378 97 348 233 272 188">
            <text:p/>
          </draw:path>
          <draw:line draw:style-name="gr4" draw:text-style-name="P1" draw:layer="layout" svg:x1="4.534cm" svg:y1="5.425cm" svg:x2="6.325cm" svg:y2="2.765cm">
            <text:p/>
          </draw:line>
          <draw:line draw:style-name="gr6" draw:text-style-name="P3" draw:layer="layout" svg:x1="12.414cm" svg:y1="4.019cm" svg:x2="13.664cm" svg:y2="4.751cm">
            <text:p/>
          </draw:line>
          <draw:line draw:style-name="gr7" draw:text-style-name="P3" draw:layer="layout" svg:x1="6.25cm" svg:y1="2.821cm" svg:x2="12.447cm" svg:y2="4.037cm">
            <text:p/>
          </draw:line>
          <draw:line draw:style-name="gr8" draw:text-style-name="P3" draw:layer="layout" svg:x1="12.489cm" svg:y1="4.046cm" svg:x2="13.25cm" svg:y2="4.5cm">
            <text:p/>
          </draw:line>
          <draw:line draw:style-name="gr4" draw:text-style-name="P1" draw:layer="layout" svg:x1="4.677cm" svg:y1="5.225cm" svg:x2="3.427cm" svg:y2="4.725cm">
            <text:p/>
          </draw:line>
          <draw:line draw:style-name="gr7" draw:text-style-name="P3" draw:layer="layout" svg:x1="2.25cm" svg:y1="5.999cm" svg:x2="3.5cm" svg:y2="4.75cm">
            <text:p/>
          </draw:line>
          <draw:path draw:style-name="gr4" draw:text-style-name="P1" draw:layer="layout" svg:width="1.598cm" svg:height="1.383cm" draw:transform="rotate (1.5707963267949) translate (1.00780427185242cm 6.731cm)" svg:viewBox="0 0 1599 1384" svg:d="M0 50c233 0 469-32 699 0 264 37 551-159 783 43 331 289-132 498-233 719l-212 212-211 212-106 148">
            <text:p/>
          </draw:path>
          <draw:line draw:style-name="gr4" draw:text-style-name="P1" draw:layer="layout" svg:x1="3.585cm" svg:y1="8.11cm" svg:x2="3.651cm" svg:y2="8.229cm">
            <text:p/>
          </draw:line>
          <draw:line draw:style-name="gr4" draw:text-style-name="P1" draw:layer="layout" svg:x1="3.75cm" svg:y1="8.25cm" svg:x2="4cm" svg:y2="8.75cm">
            <text:p/>
          </draw:line>
          <draw:line draw:style-name="gr9" draw:text-style-name="P3" draw:layer="layout" svg:x1="3.25cm" svg:y1="8.5cm" svg:x2="3.75cm" svg:y2="7.75cm">
            <text:p/>
          </draw:line>
          <draw:path draw:style-name="gr4" draw:text-style-name="P1" draw:layer="layout" svg:width="4.558cm" svg:height="4.156cm" draw:transform="skewX (0.132121424375971) rotate (0.725707902979242) translate (13.7447138761335cm 12.0515759635833cm)" svg:viewBox="0 0 4559 4157" svg:d="M0 1c150-7 293 56 443 66 157 11 315 27 468-7 173-39 225 82 374 138 188 70-17 240-40 380-24 152 143 295-26 422-108 82-94 250-117 381-32 181 119 253 224 337 96 76 199 130 312 199 117 73 226 106 321 208 93 98 96 239 230 309 111 58 201 157 299 237s214 144 292 247 141 202 142 382c1 124 190 273 304 211 161-87 261-13 331 72 123 147 299 116 450 120 146 3 244 132 334 233l73 106 96 76 49 39">
            <text:p/>
          </draw:path>
          <draw:path draw:style-name="gr4" draw:text-style-name="P1" draw:layer="layout" svg:width="5.944cm" svg:height="3.051cm" draw:transform="rotate (-2.91853957518492) translate (27.361023719722cm 8.59384952147816cm)" svg:viewBox="0 0 5945 3052" svg:d="M0 3006c158-32 302 98 457 22 177-88 374 8 551-38 151-40 314-149 450-74 208 114 256-49 444-103 218-62 300 19 502-62 153-62 285-136 467-84 158 45 311-83 469-98 184-16 312-157 441-266 133-111 28-296 261-374 160-54 214-255 307-392 95-141 233-250 308-405 68-141 177-238 274-372 111-153 338-190 458-344 91-116 189-228 281-343l145-35 130-38">
            <text:p/>
          </draw:path>
          <draw:path draw:style-name="gr4" draw:text-style-name="P1" draw:layer="layout" svg:width="1.944cm" svg:height="0.917cm" draw:transform="rotate (-3.14159265358979) translate (28.641cm 5.662cm)" svg:viewBox="0 0 1945 918" svg:d="M0 913c172 31 306-88 423-186 140-116 286-74 410-185 116-104 278-19 411-66 161-58 262-209 410-291l132-53 145-40 14-92">
            <text:p/>
          </draw:path>
          <draw:line draw:style-name="gr10" draw:text-style-name="P3" draw:layer="layout" svg:x1="20.5cm" svg:y1="5.249cm" svg:x2="21.999cm" svg:y2="5.249cm">
            <text:p/>
          </draw:line>
          <draw:path draw:style-name="gr4" draw:text-style-name="P1" draw:layer="layout" svg:width="2.961cm" svg:height="0.642cm" draw:transform="rotate (-2.23175251452515) translate (21.8360030665023cm 10.3933013788507cm)" svg:viewBox="0 0 2962 643" svg:d="M0 312c67 2 133-1 201 8 70 11 129 35 199 52 109 25 215 62 318 106 66 28 140 41 211 36 65-4 132 24 196 25 98 0 173 48 262 72 68 19 134 33 202 32s140-25 197-65c63-43 146-32 212-29 73 3 148 9 221 10 65 2 128 31 189 54 54 20 116 17 172 1 53-14 90-51 130-83 43-34 82-65 114-118s0-110 65-144c40-21 96-60 62-126-22-44-23-103-62-140l-2-3">
            <text:p/>
          </draw:path>
          <draw:path draw:style-name="gr4" draw:text-style-name="P1" draw:layer="layout" svg:width="3.134cm" svg:height="0.919cm" draw:transform="rotate (-1.32575209981489) translate (19.2164077566738cm 8.90383645056758cm)" svg:viewBox="0 0 3135 920" svg:d="M0 912c85-7 175 37 257-30 87-71 212-52 317-84 84-25 173-63 264-58 100 5 180-27 269-50 104-27 61-173 196-193 114-16 78-157 121-234 48-86 127-147 189-226 63-80 179-4 268-10 105-8 171 47 266 58 92 11 180 45 271 68 100 25 200 50 301 75 77 19 156 40 235 59l86-3 43-82 52-18">
            <text:p/>
          </draw:path>
          <draw:path draw:style-name="gr4" draw:text-style-name="P1" draw:layer="layout" svg:width="1.628cm" svg:height="0.409cm" draw:transform="skewX (-0.0457276264022514) rotate (-2.49634442912749) translate (23.1259961384947cm 7.13820455258064cm)" svg:viewBox="0 0 1629 410" svg:d="M0 2c100-2 216-13 295 53 74 62 161 78 245 103 122 37 246 74 372 94 111 18 201 78 323 56 100-17 200 41 300 58l94 44">
            <text:p/>
          </draw:path>
          <draw:path draw:style-name="gr4" draw:text-style-name="P1" draw:layer="layout" svg:width="3.71cm" svg:height="0.4cm" draw:transform="rotate (0.297578637465033) translate (18.1171316156cm 8.82693043479871cm)" svg:viewBox="0 0 3711 401" svg:d="M0 399c109 14 205-44 307-73 104-29 171 52 282 7 90-36 193 1 292 3 115 3 224-61 332-103 114-45 235-84 356-104 90-15 185 3 279-10 92-12 152 33 240 18 109-17 213-55 329-41 98 11 204 18 299-19 83-33 177-50 267-21 79 25 157 68 245 51 108-20 193-133 313-93l84-14 80 24 6 2">
            <text:p/>
          </draw:path>
          <draw:path draw:style-name="gr4" draw:text-style-name="P1" draw:layer="layout" svg:width="1.637cm" svg:height="6.104cm" draw:transform="rotate (0.615228561328001) translate (13.714580640356cm 4.65491681619575cm)" svg:viewBox="0 0 1638 6105" svg:d="M0 11c104-44 172 59 289 10 83-35 134 110 215 115 113 7 160 81 277 66 86-11 128 94 228 96 85 2 141 90 213 132 95 56 54 180-9 235-89 78-45 198-52 297-6 96-93 156-103 250-10 91-5 190-46 274-39 80-62 168-59 254 3 103 13 210 59 310 43 95 138 126 207 193 71 69 182 53 261 101 63 39 222 64 131 194-57 82-46 191-65 288-17 86 2 185-46 263-66 106 60 216-22 318-72 90 21 212-27 314-40 85-92 171-106 268-16 109 9 222 14 333 5 103-118 128-58 265 40 90-36 198-25 297 14 110-72 153-65 251 9 116 81 198 84 327 1 106 15 212 6 319-9 100-170 152-43 256l17 68">
            <text:p/>
          </draw:path>
          <draw:custom-shape draw:style-name="gr11" draw:text-style-name="P5" draw:layer="layout" svg:width="5.75cm" svg:height="1cm" svg:x="16.75cm" svg:y="4cm">
            <text:p text:style-name="P4"><text:span text:style-name="T1">Centre</text:span><text:span text:style-name="T2"> COURIER</text:span></text:p>
            <draw:enhanced-geometry svg:viewBox="0 0 21600 21600" draw:type="rectangle" draw:enhanced-path="M 0 0 L 21600 0 21600 21600 0 21600 0 0 Z N"/>
          </draw:custom-shape>
          <draw:line draw:style-name="gr10" draw:text-style-name="P3" draw:layer="layout" svg:x1="23.5cm" svg:y1="11.999cm" svg:x2="24.999cm" svg:y2="11.999cm">
            <text:p/>
          </draw:line>
          <draw:frame draw:style-name="gr12" draw:text-style-name="P1" draw:layer="layout" svg:width="0.779cm" svg:height="0.75cm" svg:x="25.97cm" svg:y="17cm">
            <draw:image xlink:href="Pictures/100000000000004D0000004AD76C3756.jpg" xlink:type="simple" xlink:show="embed" xlink:actuate="onLoad" draw:mime-type="image/jpeg">
              <text:p/>
            </draw:image>
          </draw:frame>
          <draw:line draw:style-name="gr13" draw:text-style-name="P1" draw:layer="layout" svg:x1="5.25cm" svg:y1="5.25cm" svg:x2="4.795cm" svg:y2="5.425cm">
            <text:p/>
          </draw:line>
          <draw:line draw:style-name="gr14" draw:text-style-name="P1" draw:layer="layout" svg:x1="16.75cm" svg:y1="4.5cm" svg:x2="15cm" svg:y2="5.25cm">
            <text:p/>
          </draw:line>
          <draw:frame draw:style-name="gr15" draw:text-style-name="P6" draw:layer="layout" svg:width="0.731cm" svg:height="0.787cm" svg:x="9.868cm" svg:y="8.741cm">
            <draw:image xlink:href="Pictures/100000000000005000000056281D63F0.jpg" xlink:type="simple" xlink:show="embed" xlink:actuate="onLoad" draw:mime-type="image/jpeg">
              <text:p/>
            </draw:image>
          </draw:frame>
          <draw:frame draw:style-name="gr16" draw:text-style-name="P7" draw:layer="layout" svg:width="0.731cm" svg:height="0.787cm" svg:x="1.769cm" svg:y="5.944cm">
            <draw:image xlink:href="Pictures/100000000000005000000056281D63F0.jpg" xlink:type="simple" xlink:show="embed" xlink:actuate="onLoad" draw:mime-type="image/jpeg">
              <text:p/>
            </draw:image>
          </draw:frame>
          <draw:frame draw:style-name="gr12" draw:text-style-name="P1" draw:layer="layout" svg:width="0.779cm" svg:height="0.75cm" svg:x="26.649cm" svg:y="17.53cm">
            <draw:image xlink:href="Pictures/100000000000004D0000004AD76C3756.jpg" xlink:type="simple" xlink:show="embed" xlink:actuate="onLoad" draw:mime-type="image/jpeg">
              <text:p/>
            </draw:image>
          </draw:frame>
          <draw:frame draw:style-name="gr12" draw:text-style-name="P1" draw:layer="layout" svg:width="0.779cm" svg:height="0.75cm" svg:x="27.264cm" svg:y="18.038cm">
            <draw:image xlink:href="Pictures/100000000000004D0000004AD76C3756.jpg" xlink:type="simple" xlink:show="embed" xlink:actuate="onLoad" draw:mime-type="image/jpeg">
              <text:p/>
            </draw:image>
          </draw:frame>
          <draw:frame draw:style-name="gr12" draw:text-style-name="P1" draw:layer="layout" svg:width="0.779cm" svg:height="0.75cm" svg:x="28.985cm" svg:y="3.992cm">
            <draw:image xlink:href="Pictures/100000000000004D0000004AD76C3756.jpg" xlink:type="simple" xlink:show="embed" xlink:actuate="onLoad" draw:mime-type="image/jpeg">
              <text:p/>
            </draw:image>
          </draw:frame>
          <draw:frame draw:style-name="gr16" draw:text-style-name="P7" draw:layer="layout" svg:width="0.731cm" svg:height="0.787cm" svg:x="5.25cm" svg:y="2.463cm">
            <draw:image xlink:href="Pictures/100000000000005000000056281D63F0.jpg" xlink:type="simple" xlink:show="embed" xlink:actuate="onLoad" draw:mime-type="image/jpeg">
              <text:p/>
            </draw:image>
          </draw:frame>
          <draw:frame draw:style-name="gr17" draw:text-style-name="P1" draw:layer="layout" svg:width="1.301cm" svg:height="1.249cm" svg:x="11.871cm" svg:y="7.475cm">
            <draw:image xlink:href="Pictures/10000001000003E8000003E8065FA6B0.png" xlink:type="simple" xlink:show="embed" xlink:actuate="onLoad" draw:mime-type="image/png">
              <text:p/>
            </draw:image>
          </draw:frame>
          <draw:frame draw:style-name="gr18" draw:text-style-name="P3" draw:layer="layout" svg:width="2.5cm" svg:height="1.407cm" svg:x="15.25cm" svg:y="12.946cm">
            <draw:image xlink:href="Pictures/10000000000002B30000018541968E0A.png" xlink:type="simple" xlink:show="embed" xlink:actuate="onLoad" draw:mime-type="image/png">
              <text:p/>
            </draw:image>
          </draw:frame>
          <draw:frame draw:style-name="gr19" draw:text-style-name="P9" draw:layer="layout" svg:width="0.502cm" svg:height="0.646cm" svg:x="15.148cm" svg:y="9.731cm">
            <draw:text-box>
              <text:p text:style-name="P8"/>
            </draw:text-box>
          </draw:frame>
          <draw:frame draw:style-name="gr19" draw:text-style-name="P9" draw:layer="layout" svg:width="0.502cm" svg:height="0.646cm" svg:x="15.148cm" svg:y="9.731cm">
            <draw:text-box>
              <text:p text:style-name="P8"/>
            </draw:text-box>
          </draw:frame>
          <draw:frame draw:style-name="gr19" draw:text-style-name="P11" draw:layer="layout" svg:width="0.502cm" svg:height="0.646cm" svg:x="14.758cm" svg:y="8.175cm">
            <draw:text-box>
              <text:p text:style-name="P10"/>
            </draw:text-box>
          </draw:frame>
          <draw:frame draw:style-name="gr20" draw:text-style-name="P3" draw:layer="layout" svg:width="1.21cm" svg:height="1.044cm" svg:x="0.861cm" svg:y="2.199cm">
            <draw:image xlink:href="Pictures/100000010000005F000000529445D826.png" xlink:type="simple" xlink:show="embed" xlink:actuate="onLoad" draw:mime-type="image/png">
              <text:p/>
            </draw:image>
          </draw:frame>
          <draw:frame draw:style-name="gr21" draw:text-style-name="P13" draw:layer="layout" svg:width="3.25cm" svg:height="0.763cm" svg:x="2cm" svg:y="1.75cm">
            <draw:text-box>
              <text:p text:style-name="P12"><text:span text:style-name="T3">Cran </text:span><text:span text:style-name="T4">Gevrier</text:span></text:p>
            </draw:text-box>
          </draw:frame>
          <draw:frame draw:style-name="gr22" draw:text-style-name="P15" draw:layer="layout" svg:width="4.25cm" svg:height="0.763cm" svg:x="25.75cm" svg:y="0.25cm">
            <draw:text-box>
              <text:p text:style-name="P14"><text:span text:style-name="T2">Annecy-le-vieux</text:span></text:p>
            </draw:text-box>
          </draw:frame>
          <draw:line draw:style-name="gr23" draw:text-style-name="P1" draw:layer="layout" svg:x1="28.7cm" svg:y1="1.423cm" svg:x2="29.5cm" svg:y2="1cm">
            <text:p/>
          </draw:line>
          <draw:frame draw:style-name="gr18" draw:text-style-name="P3" draw:layer="layout" svg:width="1.528cm" svg:height="0.914cm" draw:transform="rotate (-0.6770132168486) translate (1.625cm 4.071cm)">
            <draw:image xlink:href="Pictures/1000000000000187000000EADD28EC72.png" xlink:type="simple" xlink:show="embed" xlink:actuate="onLoad" draw:mime-type="image/png">
              <text:p/>
            </draw:image>
          </draw:frame>
          <draw:frame draw:style-name="gr18" draw:text-style-name="P3" draw:layer="layout" svg:width="1.528cm" svg:height="0.914cm" svg:x="6.75cm" svg:y="12cm">
            <draw:image xlink:href="Pictures/1000000000000187000000EADD28EC72.png" xlink:type="simple" xlink:show="embed" xlink:actuate="onLoad" draw:mime-type="image/png">
              <text:p/>
            </draw:image>
          </draw:frame>
          <draw:frame draw:style-name="gr18" draw:text-style-name="P3" draw:layer="layout" svg:width="1.528cm" svg:height="0.914cm" draw:transform="rotate (-0.182910505609006) translate (8.943cm 2.328cm)">
            <draw:image xlink:href="Pictures/1000000000000187000000EADD28EC72.png" xlink:type="simple" xlink:show="embed" xlink:actuate="onLoad" draw:mime-type="image/png">
              <text:p/>
            </draw:image>
          </draw:frame>
          <draw:frame draw:style-name="gr24" draw:text-style-name="P16" draw:layer="layout" svg:width="1.528cm" svg:height="0.914cm" draw:transform="rotate (-0.814370628980555) translate (24.187cm 12.709cm)">
            <draw:image xlink:href="Pictures/1000000000000187000000EADD28EC72.png" xlink:type="simple" xlink:show="embed" xlink:actuate="onLoad" draw:mime-type="image/png">
              <text:p/>
            </draw:image>
          </draw:frame>
          <draw:frame draw:style-name="gr18" draw:text-style-name="P3" draw:layer="layout" svg:width="1.528cm" svg:height="0.914cm" draw:transform="rotate (0.396538806053112) translate (26.047cm 4.748cm)">
            <draw:image xlink:href="Pictures/1000000000000187000000EADD28EC72.png" xlink:type="simple" xlink:show="embed" xlink:actuate="onLoad" draw:mime-type="image/png">
              <text:p/>
            </draw:image>
          </draw:frame>
          <draw:custom-shape draw:style-name="gr25" draw:text-style-name="P17" draw:layer="layout" svg:width="0.5cm" svg:height="0.25cm" svg:x="23.912cm" svg:y="12.6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25" draw:text-style-name="P17" draw:layer="layout" svg:width="0.5cm" svg:height="0.25cm" draw:transform="rotate (-1.65684105891822) translate (25.292cm 13.61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frame draw:style-name="gr26" draw:text-style-name="P3" draw:layer="layout" svg:width="0.617cm" svg:height="1.132cm" draw:transform="rotate (-0.1232202451908) translate (11.241cm 2.55cm)">
            <draw:image xlink:href="Pictures/10000000000000CC0000013393D6F8D0.jpg" xlink:type="simple" xlink:show="embed" xlink:actuate="onLoad" draw:mime-type="image/jpeg">
              <text:p/>
            </draw:image>
          </draw:frame>
          <draw:frame draw:style-name="gr26" draw:text-style-name="P3" draw:layer="layout" svg:width="0.617cm" svg:height="1.132cm" svg:x="9.5cm" svg:y="13.215cm">
            <draw:image xlink:href="Pictures/10000000000000CC0000013393D6F8D0.jpg" xlink:type="simple" xlink:show="embed" xlink:actuate="onLoad" draw:mime-type="image/jpeg">
              <text:p/>
            </draw:image>
          </draw:frame>
          <draw:frame draw:style-name="gr26" draw:text-style-name="P3" draw:layer="layout" svg:width="0.617cm" svg:height="1.132cm" svg:x="2.75cm" svg:y="6.618cm">
            <draw:image xlink:href="Pictures/10000000000000CC0000013393D6F8D0.jpg" xlink:type="simple" xlink:show="embed" xlink:actuate="onLoad" draw:mime-type="image/jpeg">
              <text:p/>
            </draw:image>
          </draw:frame>
          <draw:custom-shape draw:style-name="gr27" draw:text-style-name="P19" draw:layer="layout" svg:width="5cm" svg:height="0.75cm" draw:transform="rotate (-0.99413954193597) translate (3.606cm 9.023cm)">
            <text:p text:style-name="P18"><text:span text:style-name="T5">Promenade du Thiou</text:span></text:p>
            <draw:enhanced-geometry svg:viewBox="0 0 21600 21600" draw:type="rectangle" draw:enhanced-path="M 0 0 L 21600 0 21600 21600 0 21600 0 0 Z N"/>
          </draw:custom-shape>
          <draw:frame draw:style-name="gr12" draw:text-style-name="P1" draw:layer="layout" svg:width="1.159cm" svg:height="1.115cm" svg:x="17.851cm" svg:y="7.5cm">
            <draw:image xlink:href="Pictures/100000000000013F00000133D07EB610.jpg" xlink:type="simple" xlink:show="embed" xlink:actuate="onLoad" draw:mime-type="image/jpeg">
              <text:p/>
            </draw:image>
          </draw:frame>
          <draw:custom-shape draw:style-name="gr28" draw:text-style-name="P5" draw:layer="layout" svg:width="2.779cm" svg:height="1.25cm" svg:x="13.721cm" svg:y="6.5cm">
            <text:p text:style-name="P4"><text:span text:style-name="T1">Centre</text:span><text:span text:style-name="T2"> Ville</text:span></text:p>
            <draw:enhanced-geometry svg:viewBox="0 0 21600 21600" draw:mirror-horizontal="false" draw:mirror-vertical="false" draw:type="rectangle" draw:enhanced-path="M 0 0 L 21600 0 21600 21600 0 21600 0 0 Z N"/>
          </draw:custom-shape>
          <draw:custom-shape draw:style-name="gr29" draw:text-style-name="P21" draw:layer="layout" svg:width="4.082cm" svg:height="1cm" svg:x="14.468cm" svg:y="10.25cm">
            <text:p text:style-name="P20"><text:span text:style-name="T6">Vieille-ville</text:span></text:p>
            <draw:enhanced-geometry svg:viewBox="0 0 21600 21600" draw:type="rectangle" draw:enhanced-path="M 0 0 L 21600 0 21600 21600 0 21600 0 0 Z N"/>
          </draw:custom-shape>
          <draw:frame draw:style-name="gr30" draw:text-style-name="P22" draw:layer="layout" svg:width="1.462cm" svg:height="1.5cm" svg:x="3.541cm" svg:y="3.832cm">
            <draw:image xlink:href="Pictures/10000000000001ED000001FA212179F8.png" xlink:type="simple" xlink:show="embed" xlink:actuate="onLoad" draw:mime-type="image/png">
              <text:p/>
            </draw:image>
          </draw:fram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Concave" svg:viewBox="0 0 1131 1580" svg:d="M1013 1491l118 89-567-1580-564 1580 114-85 136-68 148-46 161-17 161 13 153 46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stroke-dash draw:name="Dash" draw:style="rect" draw:dots1="1" draw:dots1-length="300%" draw:distance="100%"/>
    <draw:stroke-dash draw:name="Dash_20__28_Rounded_29_" draw:display-name="Dash (Rounded)" draw:style="round" draw:dots1="1" draw:dots1-length="20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6-04-16T11:50:00.747255600</meta:creation-date>
    <dc:date>2026-04-17T20:38:10.502317100</dc:date>
    <meta:editing-duration>PT1H51M29S</meta:editing-duration>
    <meta:editing-cycles>11</meta:editing-cycles>
    <meta:generator>LibreOffice/25.8.1.1$Windows_X86_64 LibreOffice_project/54047653041915e595ad4e45cccea684809c77b5</meta:generator>
    <meta:document-statistic meta:object-count="62"/>
  </office:meta>
</office:document-meta>
</file>